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9a77" officeooo:paragraph-rsid="000e9a77"/>
    </style:style>
    <style:style style:name="P2" style:family="paragraph" style:parent-style-name="Standard">
      <style:text-properties officeooo:rsid="000f8a69" officeooo:paragraph-rsid="000f8a69"/>
    </style:style>
    <style:style style:name="P3" style:family="paragraph" style:parent-style-name="Standard">
      <style:text-properties officeooo:rsid="000f8a69" officeooo:paragraph-rsid="0010ac97"/>
    </style:style>
    <style:style style:name="P4" style:family="paragraph" style:parent-style-name="Standard">
      <style:text-properties officeooo:rsid="000f8a69" officeooo:paragraph-rsid="001285be"/>
    </style:style>
    <style:style style:name="P5" style:family="paragraph" style:parent-style-name="Standard">
      <style:text-properties officeooo:rsid="000f9c74" officeooo:paragraph-rsid="000f9c74"/>
    </style:style>
    <style:style style:name="P6" style:family="paragraph" style:parent-style-name="Standard">
      <style:text-properties officeooo:rsid="0012c096" officeooo:paragraph-rsid="001285be"/>
    </style:style>
    <style:style style:name="P7" style:family="paragraph" style:parent-style-name="Standard">
      <style:text-properties officeooo:rsid="000f8a69" officeooo:paragraph-rsid="00139622"/>
    </style:style>
    <style:style style:name="P8" style:family="paragraph" style:parent-style-name="Standard">
      <style:text-properties officeooo:rsid="000f8a69" officeooo:paragraph-rsid="001558c7"/>
    </style:style>
    <style:style style:name="P9" style:family="paragraph">
      <style:paragraph-properties fo:text-align="center"/>
    </style:style>
    <style:style style:name="T1" style:family="text">
      <style:text-properties officeooo:rsid="0010ac97"/>
    </style:style>
    <style:style style:name="T2" style:family="text">
      <style:text-properties officeooo:rsid="00115aed"/>
    </style:style>
    <style:style style:name="T3" style:family="text">
      <style:text-properties officeooo:rsid="001285be"/>
    </style:style>
    <style:style style:name="T4" style:family="text">
      <style:text-properties officeooo:rsid="0012c096"/>
    </style:style>
    <style:style style:name="T5" style:family="text">
      <style:text-properties officeooo:rsid="00139622"/>
    </style:style>
    <style:style style:name="T6" style:family="text">
      <style:text-properties officeooo:rsid="00140356"/>
    </style:style>
    <style:style style:name="T7" style:family="text">
      <style:text-properties officeooo:rsid="001558c7"/>
    </style:style>
    <style:style style:name="T8" style:family="text">
      <style:text-properties officeooo:rsid="0015d6f6"/>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otaciones sobre ejercicios:</text:p>
      <text:p text:style-name="P1"/>
      <text:p text:style-name="P1">Capítulo #5:</text:p>
      <text:p text:style-name="P1"/>
      <text:p text:style-name="P2">Ejercicio #5:</text:p>
      <text:p text:style-name="P2"/>
      <text:p text:style-name="P2">1. El comportamiento de la curva ancho – q es diferente cuando ubico las mariposas en (136, 134) una parcela muy baja y rodeada de parcelas igualmente bajas.</text:p>
      <text:p text:style-name="P2">2. Cuando q llega a 1, las mariposas se quedan pegadas en la misma parcela, no se mueven, porque no "mariposean" sino que sólo tratan de encontrar una parcela más alta pero no la hay, así que al eliminar el comportamiento al azar ("mariposeo") el sistema se "queda pegado".</text:p>
      <text:p text:style-name="P5">3. El patrón observado al cambiar varias veces el área en que inician las mariposas es la curva 1 cuando el área es bastante alta y la curva 2 cuando el área es baja:</text:p>
      <text:p text:style-name="P5"/>
      <text:p text:style-name="P5"/>
      <text:p text:style-name="P2"><draw:path text:anchor-type="paragraph" draw:z-index="3" draw:style-name="gr1" draw:text-style-name="P9" svg:width="2.786cm" svg:height="5.525cm" draw:transform="rotate (1.15261543801706) translate (6.45992259094805cm 3.22332796953081cm)" svg:viewBox="0 0 2787 5526" svg:d="m1892 0c278 52 600-49 817 274 210 312-52 577-258 723-220 155-448 307-650 491-210 192-457 354-642 575-199 238-467 414-613 707-155 311-316 625-446 951-116 293-115 622-78 932 33 270 188 517 334 749l112 124"><text:p/></draw:path><draw:path text:anchor-type="paragraph" draw:z-index="2" draw:style-name="gr1" draw:text-style-name="P9" svg:width="4.455cm" svg:height="3.923cm" draw:transform="rotate (-1.46014245221846) translate (5.06949746990431cm 0.663814420037879cm)" svg:viewBox="0 0 4456 3924" svg:d="m0 3924c285-7 564-81 841-146 283-66 577-122 851-225 291-109 589-227 844-412 286-207 589-394 821-681 190-234 320-495 482-745 153-235 313-480 377-757 62-264 258-486 219-774l21-184"><text:p/></draw:path><draw:rect text:anchor-type="paragraph" draw:z-index="1" draw:style-name="gr1" draw:text-style-name="P9" svg:width="5.266cm" svg:height="4.843cm" svg:x="7.017cm" svg:y="0.452cm"><text:p/></draw:rect><draw:rect text:anchor-type="paragraph" draw:z-index="0" draw:style-name="gr1" draw:text-style-name="P9" svg:width="5.266cm" svg:height="4.843cm" svg:x="0.878cm" svg:y="0.504cm"><text:p/></draw:re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O sea, al iniciar en un área baja, con q = 0.1 más bien aumenta el ancho del corredor para luego bajar rápidamente, mientras que en un área alta siempre baja. </text:span><text:span text:style-name="T2">Con q's bajos, las mariposas tienden a mariposear más que a escalar. Cuando q = 0 cuando q = 0.1 estamos en este caso, es decir, en casos en que la tendencia a mariposear es mucho más fuerte que la tendencia a escalar. </text:span><text:span text:style-name="T3">La pregunta sería por qué en áreas bajas el mariposeo produce una diferencia entre q = 0 y q = 0.1, mientras en áreas altas no lo produce.</text:span></text:p>
      <text:p text:style-name="P4"><text:span text:style-name="T3">Pero lo anterior, no parece interesar a los autores, más bien la pregunta planteada es ¿cuáles valores de q parecen ser mejores para lograr que las mariposas se apareen en las cúspides o muy cerca de éllas? Otra forma de plantear la pregunta es ¿con cuáles valores de q tienden a quedar más agrupadas las mariposas al final? Mi respuesta sería para valores mayores de q pero menores que uno, porque al ser exactamente uno, las mariposas prácticamente no se mueven del área donde empezaron y si empezaron en un área baja, casi no se dispersan de ahí, </text:span><text:span text:style-name="T4">por lo que deduzco que no se aparean por estar en área baja.</text:span></text:p>
      <text:p text:style-name="P6"/>
      <text:p text:style-name="P7"><text:span text:style-name="T5">Ejercicio #6: se trata de crear una medida de agrupamiento final y observar su comportamiento con respecto a q. Si se adopta la segunda medida: cantidad de parcelas que incluyen mariposas los resultados observados </text:span><text:span text:style-name="T6">indican que, aunque puede depender de la ubicación inicial de las tortugas, sin embargo efectivamente la cantidad de parcelas ocupadas tiende a disminuir conforme q aumenta.</text:span></text:p>
      <text:p text:style-name="P7"><text:span text:style-name="T6"/></text:p>
      <text:p text:style-name="P8"><text:span text:style-name="T7">Ejercicio #7: </text:span><text:span text:style-name="T8">hice cuatro pruebas, empezando en áreas muy bajas, muy altas o de media altura y la verdad no noté ningún efecto significativo.</text:span></text:p>
      <text:p text:style-name="P8"><text:span text:style-name="T7"/></text:p>
      <text:p text:style-name="P8"><text:span text:style-name="T7">Ejercicio #8: lo dejo pendi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11S</meta:editing-duration>
    <meta:editing-cycles>11</meta:editing-cycles>
    <meta:generator>LibreOffice/3.6$Windows_x86 LibreOffice_project/58f22d5-270d05a-e2abed1-ea17a85-9b5702</meta:generator>
    <dc:date>2013-01-04T18:17:38.31</dc:date>
    <dc:creator>Alan Calderón Castro</dc:creator>
    <meta:document-statistic meta:table-count="0" meta:image-count="0" meta:object-count="0" meta:page-count="1" meta:paragraph-count="11" meta:word-count="420" meta:character-count="2336" meta:non-whitespace-character-count="1927"/>
    <meta:user-defined meta:name="Info 1"/>
    <meta:user-defined meta:name="Info 2"/>
    <meta:user-defined meta:name="Info 3"/>
    <meta:user-defined meta:name="Info 4"/>
  </office:meta>
</office:document-meta>
</file>